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inciple 5: Internal Controls! Governance Mechanisms</text:p>
      <text:p text:style-name="P2"/>
      <text:p text:style-name="P1"><text:span text:style-name="T2">35.</text:span><text:span text:style-name="T1"><text:tab/>The primary function of the board in relation to the business of a fund is to ensure that it (the <text:tab/>board) exercises a rigorous oversight function. There should be a clear identification and <text:tab/>assignment of operational responsibilities, either to persons with appropriate skills employed by <text:tab/>the fund (where the fund is privately-administered), or by way of a written agreement to a <text:tab/>licensed administrator or long-term insurer (where the fund is underwritten).</text:span></text:p>
      <text:p text:style-name="P1"><text:span text:style-name="T2">36.</text:span><text:span text:style-name="T1"><text:tab/>For the board to exercise its oversight role properly, those to whom functions are delegated <text:tab/>should be required to report back regularly on such delegated functions and with sufficient and <text:tab/>relevant information to enable board to make an informed performance assessment.</text:span></text:p>
      <text:p text:style-name="P1"><text:span text:style-name="T2">37.</text:span><text:span text:style-name="T1"><text:tab/>The board should ensure that there is adherence to and compliance with all statutory and <text:tab/>regulatory requirements. In particular, the board should appreciate the rights and duties of those <text:tab/>involved in the operation of the fund, others associated with the fund such as the employer and <text:tab/>sponsor, as well as the members and beneficiaries of a fund.</text:span></text:p>
      <text:p text:style-name="Text_20_body"><text:span text:style-name="T1"><text:tab/></text:span><text:span text:style-name="T2">38.</text:span><text:span text:style-name="T1"><text:tab/>In addition, the oversight responsibility of the board requires that there should be-</text:span></text:p>
      <text:p text:style-name="Text_20_body"><text:span text:style-name="T2"><text:tab/>38.1.<text:tab/></text:span><text:span text:style-name="T1">a regular assessment of the performance of the persons and entities involved in the <text:tab/><text:tab/><text:tab/>operation of the fund in terms of service level agreements, mandates, performance <text:tab/><text:tab/><text:tab/>contracts, etc.;</text:span></text:p>
      <text:p text:style-name="Text_20_body"><text:span text:style-name="T2"><text:tab/>38.2.</text:span><text:span text:style-name="T1"><text:tab/>a regular review of services and fees and all costs associated with the operation of the <text:tab/><text:tab/><text:tab/>fund in order to ensure that they are appropriate;</text:span></text:p>
      <text:p text:style-name="Text_20_body"><text:span text:style-name="T2"><text:tab/>38.3.</text:span><text:span text:style-name="T1"><text:tab/>a regular review, preferably with the assistance of independent external advisers, of the<text:line-break/><text:tab/><text:tab/>information processes, operational software systems, and accounting and financial <text:tab/><text:tab/><text:tab/>reporting systems involved in the operation of the fund;</text:span></text:p>
      <text:p text:style-name="Standard"><text:span text:style-name="T3"><text:tab/>38.4.</text:span><text:tab/>the monitoring and resolution of actual, potential or perceived conflicts of interest <text:tab/><text:tab/><text:tab/>amongst those involved in the operation of the fund;</text:p>
      <text:p text:style-name="Text_20_body"><text:span text:style-name="T2"><text:tab/>38.5.</text:span><text:span text:style-name="T1"><text:tab/>the protection of confidential information of the fund;</text:span></text:p>
      <text:p text:style-name="Text_20_body"><text:span text:style-name="T2"><text:tab/>38.6.</text:span><text:span text:style-name="T1"><text:tab/>regular review of compliance with regulatory and statutory requirements of the fund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Fourie</meta:initial-creator>
    <meta:creation-date>2012-07-19T09:41:21</meta:creation-date>
    <dc:date>2012-08-14T13:18:59</dc:date>
    <dc:creator>Steven Fourie</dc:creator>
    <meta:editing-duration>P0D</meta:editing-duration>
    <meta:editing-cycles>2</meta:editing-cycles>
    <meta:generator>LibreOffice/3.5$Linux_X86_64 LibreOffice_project/350m1$Build-3</meta:generator>
    <meta:document-statistic meta:table-count="0" meta:image-count="0" meta:object-count="0" meta:page-count="1" meta:paragraph-count="11" meta:word-count="323" meta:character-count="2117" meta:non-whitespace-character-count="1772"/>
  </office:meta>
</office:document-meta>
</file>